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llois-markdown."/>Hellois <text:span text:style-name="T1">markdown</text:span>.<text:bookmark-end text:name="hellois-markdown.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2026-03-02T01:06:32Z</meta:creation-date>
    <dc:date>2026-03-02T01:06:32Z</dc:date>
  </office:meta>
</office:document-meta>
</file>